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1572" officeooo:paragraph-rsid="000f1572"/>
    </style:style>
    <style:style style:name="P2" style:family="paragraph" style:parent-style-name="Standard">
      <style:text-properties officeooo:paragraph-rsid="000f1572"/>
    </style:style>
    <style:style style:name="P3" style:family="paragraph" style:parent-style-name="Standard">
      <style:text-properties fo:color="#000000" style:font-name="Droid Sans Mono" fo:font-size="10.5pt" fo:font-weight="normal" officeooo:paragraph-rsid="000f1572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000000" fo:background-color="transparent"/>
    </style:style>
    <style:style style:name="P6" style:family="paragraph" style:parent-style-name="Standard">
      <style:text-properties fo:color="#000000" officeooo:paragraph-rsid="000f1572" fo:background-color="transparent"/>
    </style:style>
    <style:style style:name="T1" style:family="text">
      <style:text-properties officeooo:rsid="000f1572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T8" style:family="text">
      <style:text-properties fo:color="#d7b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шения:</text:p>
      <text:p text:style-name="P1"/>
      <text:p text:style-name="P2"><text:span text:style-name="T1">1: </text:span></text:p>
      <text:p text:style-name="P3">#include &lt;iostream&gt;</text:p>
      <text:p text:style-name="P4">using namespace std;</text:p>
      <text:p text:style-name="P4">int main(){ </text:p>
      <text:p text:style-name="P4">cout &lt;&lt; "a= ";</text:p>
      <text:p text:style-name="P4">double a;</text:p>
      <text:p text:style-name="P4">cin &gt;&gt; a;</text:p>
      <text:p text:style-name="P5"/>
      <text:p text:style-name="P4">cout &lt;&lt; "b= ";</text:p>
      <text:p text:style-name="P4">double b;</text:p>
      <text:p text:style-name="P4">cin &gt;&gt; b;</text:p>
      <text:p text:style-name="P5"/>
      <text:p text:style-name="P4">cout &lt;&lt; "c= ";</text:p>
      <text:p text:style-name="P4">double c;</text:p>
      <text:p text:style-name="P4">cin &gt;&gt; c;</text:p>
      <text:p text:style-name="P5"/>
      <text:p text:style-name="P4">bool x = a &lt;= 0 || b &lt;= 0 || c &lt;= 0 || a+b &lt;= c || a+c &lt;= b || b+c &lt;= a;</text:p>
      <text:p text:style-name="P4">if (x) </text:p>
      <text:p text:style-name="P4">cout &lt;&lt; "Not a valid triangle.\n"; </text:p>
      <text:p text:style-name="P4">else if (a == b &amp;&amp; b == c) </text:p>
      <text:p text:style-name="P4">cout &lt;&lt; "An isosceles triangle\n"; </text:p>
      <text:p text:style-name="P4">else if (a == b || a == c || b == c) </text:p>
      <text:p text:style-name="P4">cout &lt;&lt; "An equilateral triangle\n"; </text:p>
      <text:p text:style-name="P4">else</text:p>
      <text:p text:style-name="P4">cout &lt;&lt; "A triangle with different sides.\n";</text:p>
      <text:p text:style-name="P4">return 0;</text:p>
      <text:p text:style-name="P4">}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18:50.607935816</meta:creation-date>
    <dc:date>2019-10-17T06:27:40.372285528</dc:date>
    <meta:editing-duration>PT8M50S</meta:editing-duration>
    <meta:editing-cycles>1</meta:editing-cycles>
    <meta:document-statistic meta:table-count="0" meta:image-count="0" meta:object-count="0" meta:page-count="1" meta:paragraph-count="25" meta:word-count="113" meta:character-count="467" meta:non-whitespace-character-count="371"/>
    <meta:generator>LibreOffice/6.0.6.2$Linux_X86_64 LibreOffice_project/00m0$Build-2</meta:generator>
  </office:meta>
</office:document-meta>
</file>